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93.43</text:p>
          </table:table-cell>
          <table:table-cell/>
          <table:table-cell office:value-type="string" calcext:value-type="string">
            <text:p>186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office:value-type="string" calcext:value-type="string">
            <text:p>17.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олото Альфа-Капитал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 table:number-rows-repeated="16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.00.0000</text:date>, <text:time style:data-style-name="N2" text:time-value="12:00:55.1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13T12:13:31.254000000</dc:date>
    <meta:editing-duration>P1DT21H52M16S</meta:editing-duration>
    <meta:editing-cycles>967</meta:editing-cycles>
    <meta:document-statistic meta:table-count="2" meta:cell-count="1382" meta:object-count="0"/>
  </office:meta>
</office:document-meta>
</file>